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fo:border-left="none" fo:border-right="none" fo:border-top="none" style:vertical-align="automatic"/>
    </style:style>
    <style:style style:name="ce2" style:family="table-cell" style:parent-style-name="Default" style:data-style-name="N63"/>
    <style:style style:name="ce3" style:family="table-cell" style:parent-style-name="Default" style:data-style-name="N63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64"/>
    <style:style style:name="ce5" style:family="table-cell" style:parent-style-name="Default" style:data-style-name="N64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</text:p>
          </table:table-cell>
          <table:table-cell/>
          <table:table-cell table:style-name="Default"/>
          <table:table-cell table:style-name="Default" office:value-type="string" calcext:value-type="string">
            <text:p>Hours</text:p>
          </table:table-cell>
          <table:table-cell office:value-type="string" calcext:value-type="string">
            <text:p>Monthly Total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Brea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time" office:time-value="PT07H15M00S" calcext:value-type="time">
            <text:p>07:15:00 AM</text:p>
          </table:table-cell>
          <table:table-cell table:style-name="ce2" office:value-type="time" office:time-value="PT17H40M00S" calcext:value-type="time">
            <text:p>05:4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3]-[.C3]-[.E3]" office:value-type="time" office:time-value="PT09H45M00S" calcext:value-type="time">
            <text:p>09:45:0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time" office:time-value="PT07H30M00S" calcext:value-type="time">
            <text:p>07:30:00 AM</text:p>
          </table:table-cell>
          <table:table-cell table:style-name="ce2" office:value-type="time" office:time-value="PT17H45M00S" calcext:value-type="time">
            <text:p>05:45:00 PM</text:p>
          </table:table-cell>
          <table:table-cell office:value-type="time" office:time-value="PT00H40M00S" calcext:value-type="time">
            <text:p>12:40:00 AM</text:p>
          </table:table-cell>
          <table:table-cell table:formula="of:=[.D4]-[.C4]-[.E4]" office:value-type="time" office:time-value="PT09H35M00S" calcext:value-type="time">
            <text:p>09:35:0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time" office:time-value="PT07H45M00S" calcext:value-type="time">
            <text:p>07:45:00 AM</text:p>
          </table:table-cell>
          <table:table-cell table:style-name="ce2" office:value-type="time" office:time-value="PT17H30M00S" calcext:value-type="time">
            <text:p>05:3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5]-[.C5]-[.E5]" office:value-type="time" office:time-value="PT09H05M00S" calcext:value-type="time">
            <text:p>09:05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time" office:time-value="PT07H40M00S" calcext:value-type="time">
            <text:p>07:40:00 AM</text:p>
          </table:table-cell>
          <table:table-cell table:style-name="ce2" office:value-type="time" office:time-value="PT18H00M00S" calcext:value-type="time">
            <text:p>06:0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6]-[.C6]-[.E6]" office:value-type="time" office:time-value="PT09H20M00S" calcext:value-type="time">
            <text:p>09:2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D7]-[.C7]-[.E7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D8]-[.C8]-[.E8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D9]-[.C9]-[.E9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D10]-[.C10]-[.E10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D11]-[.C11]-[.E11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D12]-[.C12]-[.E12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D13]-[.C13]-[.E13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D14]-[.C14]-[.E14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[.D15]-[.C15]-[.E15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D16]-[.C16]-[.E16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D17]-[.C17]-[.E17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[.D18]-[.C18]-[.E18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D19]-[.C19]-[.E19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D20]-[.C20]-[.E20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D21]-[.C21]-[.E21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[.D22]-[.C22]-[.E22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[.D23]-[.C23]-[.E23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formula="of:=[.D24]-[.C24]-[.E24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[.D25]-[.C25]-[.E25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[.D26]-[.C26]-[.E26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[.D27]-[.C27]-[.E27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[.D28]-[.C28]-[.E28]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3"/>
          <table:table-cell table:style-name="ce5" table:formula="of:=[.D29]-[.C29]-[.E29]" office:value-type="time" office:time-value="PT00H00M00S" calcext:value-type="time">
            <text:p>00:00:00</text:p>
          </table:table-cell>
          <table:table-cell table:style-name="ce4" table:formula="of:=SUM([.F3:.F29])" office:value-type="time" office:time-value="PT37H45M00S" calcext:value-type="time">
            <text:p>37:45: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34:10.982255316</meta:creation-date>
    <dc:date>2023-04-06T17:52:42.754346453</dc:date>
    <meta:editing-duration>PT6M35S</meta:editing-duration>
    <meta:editing-cycles>4</meta:editing-cycles>
    <meta:generator>LibreOffice/7.3.7.2$Linux_X86_64 LibreOffice_project/30$Build-2</meta:generator>
    <meta:document-statistic meta:table-count="1" meta:cell-count="77" meta:object-count="0"/>
  </office:meta>
</office:document-meta>
</file>